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FreeSans1" svg:font-family="FreeSans" style:font-family-generic="swiss"/>
    <style:font-face style:name="NanumGothic" svg:font-family="NanumGothic"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anumGothic1" svg:font-family="NanumGothic" style:font-family-generic="system" style:font-pitch="variable"/>
  </office:font-face-decls>
  <office:automatic-styles>
    <style:style style:name="P1" style:family="paragraph" style:parent-style-name="Standard">
      <style:text-properties style:font-name="Times new roman" officeooo:rsid="001e61d3" officeooo:paragraph-rsid="001e61d3"/>
    </style:style>
    <style:style style:name="P2" style:family="paragraph" style:parent-style-name="Standard">
      <style:text-properties style:font-name="Times new roman" officeooo:rsid="001f74ff" officeooo:paragraph-rsid="001f74ff"/>
    </style:style>
    <style:style style:name="P3" style:family="paragraph" style:parent-style-name="Standard">
      <style:text-properties style:font-name="Times new roman" officeooo:rsid="001f74ff" officeooo:paragraph-rsid="002b6000"/>
    </style:style>
    <style:style style:name="P4" style:family="paragraph" style:parent-style-name="Standard">
      <style:text-properties style:font-name="Times new roman" officeooo:rsid="001f74ff" officeooo:paragraph-rsid="002d5a8c"/>
    </style:style>
    <style:style style:name="P5" style:family="paragraph" style:parent-style-name="Standard">
      <style:text-properties style:font-name="Times new roman" fo:font-size="9pt" officeooo:rsid="001f74ff" officeooo:paragraph-rsid="0028b008" style:font-size-asian="9pt" style:font-size-complex="9pt"/>
    </style:style>
    <style:style style:name="P6" style:family="paragraph" style:parent-style-name="Standard">
      <style:text-properties style:font-name="Times new roman" fo:font-size="9pt" officeooo:rsid="00248a59" officeooo:paragraph-rsid="00250381" style:font-size-asian="9pt" style:font-size-complex="9pt"/>
    </style:style>
    <style:style style:name="P7" style:family="paragraph" style:parent-style-name="Standard">
      <style:text-properties style:font-name="Times new roman" fo:font-size="9pt" officeooo:rsid="002195da" officeooo:paragraph-rsid="0028b008" style:font-size-asian="9pt" style:font-size-complex="9pt"/>
    </style:style>
    <style:style style:name="P8" style:family="paragraph" style:parent-style-name="Standard">
      <style:text-properties style:font-name="Times new roman" fo:font-size="9pt" officeooo:rsid="002a1f77" officeooo:paragraph-rsid="002a1f77" style:font-size-asian="9pt" style:font-size-complex="9pt"/>
    </style:style>
    <style:style style:name="P9" style:family="paragraph" style:parent-style-name="Standard">
      <style:text-properties style:font-name="Times new roman" fo:font-size="9pt" officeooo:rsid="00250381" officeooo:paragraph-rsid="0028b008" style:font-size-asian="9pt" style:font-size-complex="9pt"/>
    </style:style>
    <style:style style:name="P10" style:family="paragraph" style:parent-style-name="Standard">
      <style:text-properties style:font-name="Times new roman" fo:font-size="9pt" officeooo:rsid="002d5a8c" officeooo:paragraph-rsid="002d5a8c" style:font-size-asian="9pt" style:font-size-complex="9pt"/>
    </style:style>
    <style:style style:name="P11" style:family="paragraph" style:parent-style-name="Standard">
      <style:text-properties style:font-name="Times new roman" fo:font-size="9pt" officeooo:rsid="002d5a8c" officeooo:paragraph-rsid="0028b008" style:font-size-asian="9pt" style:font-size-complex="9pt"/>
    </style:style>
    <style:style style:name="P12" style:family="paragraph" style:parent-style-name="Standard">
      <style:text-properties style:font-name="Times new roman" fo:font-size="9pt" officeooo:rsid="002d5a8c" officeooo:paragraph-rsid="003dc730" style:font-size-asian="9pt" style:font-size-complex="9pt"/>
    </style:style>
    <style:style style:name="P13" style:family="paragraph" style:parent-style-name="Standard">
      <style:text-properties style:font-name="Times new roman" officeooo:rsid="00248a59" officeooo:paragraph-rsid="00248a59"/>
    </style:style>
    <style:style style:name="P14" style:family="paragraph" style:parent-style-name="Standard">
      <style:text-properties style:font-name="Times new roman" fo:font-size="9pt" officeooo:rsid="0038d360" officeooo:paragraph-rsid="003a52de" style:font-size-asian="9pt" style:font-size-complex="9pt"/>
    </style:style>
    <style:style style:name="P15" style:family="paragraph" style:parent-style-name="Standard">
      <style:text-properties style:font-name="Times new roman" fo:font-size="9pt" officeooo:rsid="00461cfe" officeooo:paragraph-rsid="00461cfe" style:font-size-asian="9pt" style:font-size-complex="9pt"/>
    </style:style>
    <style:style style:name="T1" style:family="text">
      <style:text-properties officeooo:rsid="00216a9b"/>
    </style:style>
    <style:style style:name="T2" style:family="text">
      <style:text-properties fo:font-size="9pt" officeooo:rsid="00250381" style:font-size-asian="9pt" style:font-size-complex="9pt"/>
    </style:style>
    <style:style style:name="T3" style:family="text">
      <style:text-properties fo:font-size="9pt" officeooo:rsid="002a1f77" style:font-size-asian="9pt" style:font-size-complex="9pt"/>
    </style:style>
    <style:style style:name="T4" style:family="text">
      <style:text-properties fo:font-size="9pt" officeooo:rsid="002aed0f" style:font-size-asian="9pt" style:font-size-complex="9pt"/>
    </style:style>
    <style:style style:name="T5" style:family="text">
      <style:text-properties fo:font-size="9pt" officeooo:rsid="002b6000" style:font-size-asian="9pt" style:font-size-complex="9pt"/>
    </style:style>
    <style:style style:name="T6" style:family="text">
      <style:text-properties fo:font-size="9pt" officeooo:rsid="00304a3e" style:font-size-asian="9pt" style:font-size-complex="9pt"/>
    </style:style>
    <style:style style:name="T7" style:family="text">
      <style:text-properties fo:font-size="9pt" officeooo:rsid="00352e5c" style:font-size-asian="9pt" style:font-size-complex="9pt"/>
    </style:style>
    <style:style style:name="T8" style:family="text">
      <style:text-properties fo:font-size="9pt" officeooo:rsid="004021da" style:font-size-asian="9pt" style:font-size-complex="9pt"/>
    </style:style>
    <style:style style:name="T9" style:family="text">
      <style:text-properties officeooo:rsid="00250381"/>
    </style:style>
    <style:style style:name="T10" style:family="text">
      <style:text-properties officeooo:rsid="0032dd53"/>
    </style:style>
    <style:style style:name="T11" style:family="text">
      <style:text-properties officeooo:rsid="003a52de"/>
    </style:style>
    <style:style style:name="T12" style:family="text">
      <style:text-properties officeooo:rsid="003dbe8a"/>
    </style:style>
    <style:style style:name="T13" style:family="text">
      <style:text-properties officeooo:rsid="003dc730"/>
    </style:style>
    <style:style style:name="T14" style:family="text">
      <style:text-properties officeooo:rsid="00417d5f"/>
    </style:style>
    <style:style style:name="T15" style:family="text">
      <style:text-properties officeooo:rsid="00461cf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Multilayer perceptron</text:p>
      <text:p text:style-name="P9">Feedforward neural networks, also known as multilayer Perceptron (MLP), is one of the successful classifier for supervised learning. Universal approximation theorem states that standard multilayer feedforward networks with a single hidden layer containing a finite number of hidden unit can be a universal approximator[4]. Moreover, by adapting deep architecture to neural networks, we can compactly represent much larger set of functions than shallow networks, which comprise <text:span text:style-name="T14">only one</text:span> hidden layer<text:span text:style-name="T15">[8].</text:span> </text:p>
      <text:p text:style-name="P7">(graph)</text:p>
      <text:p text:style-name="P11"/>
      <text:p text:style-name="P10"><text:span text:style-name="T12">Our purpose is to classify each record into true alarms and false alarms by adapting MLP. For </text:span>activation function, <text:span text:style-name="T10">we choose tanh function, with (formula), because it typically yields to faster training and sometimes also to better local minima[7]. In addition, we use negative log likelihood for loss function. Since we have more normal class in our data, we give weights to each target class for better performance; 0.38 to false alarm class and 0.62 to true alarm class.</text:span></text:p>
      <text:p text:style-name="P10"/>
      <text:p text:style-name="P12">Deciding appropriate architecture size and hyper parameters is critical for performance of <text:span text:style-name="T14">neural networks</text:span>. <text:span text:style-name="T12">Because we use same data preprocessed in chapter 3.1, the number of units in input layer is ten and the number of units in output layer is two. To decide number of hidden layers, hidden units, and hyper parameters such as regularization rate and batch size, </text:span>we executed many experiments with several different conditions <text:span text:style-name="T13">because</text:span> we cannot simply optimize them by gradient descent method. In other words, we compared the results from MLP with different architectures, regularization rates, and batch sizes, then pick<text:span text:style-name="T12">ed</text:span> the best condition. <text:span text:style-name="T12">After many experiments, we fixed the architecture of networks as [10 400 400 400 2] and the batch size as five. We exclude regularization from our model since it makes the performance of our model poor. Finally, we decrease the learning rate over time, with (formula).</text:span></text:p>
      <text:p text:style-name="P5"/>
      <text:p text:style-name="P4"><text:span text:style-name="T2">We </text:span><text:span text:style-name="T3">apply the model for implementation on Theano, a </text:span><text:span text:style-name="T5">CPU and GPU mathematical compiler on </text:span><text:span text:style-name="T3">Python</text:span><text:span text:style-name="T4"> </text:span><text:span text:style-name="T5">[5][6].</text:span><text:span text:style-name="T2"> </text:span><text:span text:style-name="T8">F</text:span><text:span text:style-name="T6">or evaluating the performance of the model, we apply the F-measure mentioned </text:span><text:span text:style-name="T7">in chapter 3</text:span><text:span text:style-name="T6"> and execute 10-Fold cross validation.</text:span></text:p>
      <text:p text:style-name="P3"/>
      <text:p text:style-name="P2">4.<text:span text:style-name="T1">2</text:span> Result</text:p>
      <text:p text:style-name="P2"/>
      <text:p text:style-name="P2"/>
      <text:p text:style-name="P2"/>
      <text:p text:style-name="P13">Reference</text:p>
      <text:p text:style-name="P6">[4] <text:span text:style-name="T9">Hornik, K. (1991). Approximation capabilities of multilayer feedforward networks. Neural networks, 4(2), 251-257.</text:span></text:p>
      <text:p text:style-name="P8">[5] F. Bastien, P. Lamblin, R. Pascanu, J. Bergstra, I. Goodfellow, A. Bergeron, N. Bouchard, D. Warde-Farley and Y. Bengio. “Theano: new features and speed improvements”. NIPS 2012 deep learning workshop.</text:p>
      <text:p text:style-name="P8">[6] J. Bergstra, O. Breuleux, F. Bastien, P. Lamblin, R. Pascanu, G. Desjardins, J. Turian, D. Warde-Farley and Y. Bengio. “Theano: A CPU and GPU Math Expression Compiler”. Proceedings of the Python for Scientific Computing Conference (SciPy) 2010. June 30 - July 3, Austin, TX </text:p>
      <text:p text:style-name="P14">[7] <text:span text:style-name="T11">Deep learning tutorial: Multilayer Perceptron, Retrieved Jun 21, 2015, from LISA lab, University of Montreal: </text:span><text:a xlink:type="simple" xlink:href="http://deeplearning.net/tutorial/mlp.html#mlp"><text:span text:style-name="T11">http://deeplearning.net/tutorial/mlp.html#mlp</text:span></text:a></text:p>
      <text:p text:style-name="P15">[8] Bengio, Yoshua. "Learning deep architectures for AI." Foundations and trends® in Machine Learning 2.1 (2009): 1-12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FreeSans1" svg:font-family="FreeSans" style:font-family-generic="swiss"/>
    <style:font-face style:name="NanumGothic" svg:font-family="NanumGothic"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anumGothic1" svg:font-family="NanumGothi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anumGothic" fo:font-size="12pt" fo:language="en" fo:country="US" style:letter-kerning="true" style:font-name-asian="NanumGothic1" style:font-size-asian="10.5pt" style:language-asian="ko" style:country-asian="KR"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anumGothic" fo:font-size="12pt" fo:language="en" fo:country="US" style:letter-kerning="true" style:font-name-asian="NanumGothic1" style:font-size-asian="10.5pt" style:language-asian="ko" style:country-asian="KR"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anumGothic1" style:font-family-asian="NanumGothi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21T15:31:44.564425402</meta:creation-date>
    <dc:date>2015-06-22T17:01:00.520121123</dc:date>
    <meta:editing-duration>PT20H40S</meta:editing-duration>
    <meta:editing-cycles>21</meta:editing-cycles>
    <meta:generator>LibreOffice/4.2.8.2$Linux_X86_64 LibreOffice_project/420m0$Build-2</meta:generator>
    <meta:document-statistic meta:table-count="0" meta:image-count="0" meta:object-count="0" meta:page-count="1" meta:paragraph-count="13" meta:word-count="463" meta:character-count="3050" meta:non-whitespace-character-count="2598"/>
  </office:meta>
</office:document-meta>
</file>